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pSampler.peek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jpSampler.get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jpSampler.execute( String method , HTTP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jpSampler.encod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jpSampler.getHeaderSize( String method , URL ur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jpSampler.setByte( byt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pSampler.setupConnection( URL url , String method , HTTPSampleResult r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jpSampler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jpSampler.threadFinish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jpSampler.Ajp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jpSampler.setInt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jpSampler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jpSampler.sample( URL url , String method , boolean frd , int f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jpSampler.setString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jpSampler.setConnectionHeaders( URL url , String host , String metho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AjpSampler.setConnectionCookies( URL url , CookieManager cook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jpSampler.handshake( HTTPSampleResult r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jpSampler.translateHeader( String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jpSampler.parseHeaders( HTTPSampleResult r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jpSampler.setNextBodyChun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jpSampler.get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jpSampler.sendPos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jpSampler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